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.572cm"/>
      <style:paragraph-properties style:writing-mode="lr-tb"/>
    </style:style>
    <style:style style:name="pr2" style:family="presentation" style:parent-style-name="Default-subtitle">
      <style:graphic-properties draw:fill-color="#ffffff" fo:min-height="13.92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fo:min-height="10.59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1.574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text-autospace="none"/>
    </style:style>
    <style:style style:name="P7" style:family="paragraph">
      <style:paragraph-properties style:writing-mode="lr-tb"/>
      <style:text-properties fo:font-size="22pt" fo:font-weight="bold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variant="normal" fo:text-transform="none" fo:color="#0033b3" style:text-outline="false" style:text-line-through-style="none" style:text-line-through-type="none" style:font-name="JetBrains Mono1" fo:font-size="21pt" fo:font-style="normal" fo:text-shadow="none" style:text-underline-style="none" style:letter-kerning="true" fo:background-color="transparent" style:font-name-asian="JetBrains Mono1" style:font-size-asian="21pt" style:font-style-asian="normal" style:font-name-complex="JetBrains Mono1" style:font-size-complex="21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80808" style:text-outline="false" style:text-line-through-style="none" style:text-line-through-type="none" style:font-name="JetBrains Mono1" fo:font-size="21pt" fo:font-style="normal" fo:text-shadow="none" style:text-underline-style="none" style:letter-kerning="true" fo:background-color="transparent" style:font-name-asian="JetBrains Mono1" style:font-size-asian="21pt" style:font-style-asian="normal" style:font-name-complex="JetBrains Mono1" style:font-size-complex="21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0099" style:text-outline="false" style:text-line-through-style="none" style:text-line-through-type="none" style:font-name="JetBrains Mono1" fo:font-size="21pt" fo:font-style="normal" fo:text-shadow="none" style:text-underline-style="none" style:letter-kerning="true" fo:background-color="transparent" style:font-name-asian="JetBrains Mono1" style:font-size-asian="21pt" style:font-style-asian="normal" style:font-name-complex="JetBrains Mono1" style:font-size-complex="21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80" style:text-outline="false" style:text-line-through-style="none" style:text-line-through-type="none" style:font-name="JetBrains Mono1" fo:font-size="21pt" fo:font-style="normal" fo:text-shadow="none" style:text-underline-style="none" fo:font-weight="bold" style:letter-kerning="true" fo:background-color="transparent" style:font-name-asian="JetBrains Mono1" style:font-size-asian="21pt" style:font-style-asian="normal" style:font-weight-asian="bold" style:font-name-complex="JetBrains Mono1" style:font-size-complex="21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80808" style:text-outline="false" style:text-line-through-style="none" style:text-line-through-type="none" style:font-name="JetBrains Mono1" fo:font-size="21pt" fo:font-style="normal" fo:text-shadow="none" style:text-underline-style="none" fo:font-weight="normal" style:letter-kerning="true" fo:background-color="transparent" style:font-name-asian="JetBrains Mono1" style:font-size-asian="21pt" style:font-style-asian="normal" style:font-weight-asian="normal" style:font-name-complex="JetBrains Mono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3b3" style:text-outline="false" style:text-line-through-style="none" style:text-line-through-type="none" style:font-name="JetBrains Mono1" fo:font-size="21pt" fo:font-style="normal" fo:text-shadow="none" style:text-underline-style="none" fo:font-weight="normal" style:letter-kerning="true" fo:background-color="transparent" style:font-name-asian="JetBrains Mono1" style:font-size-asian="21pt" style:font-style-asian="normal" style:font-weight-asian="normal" style:font-name-complex="JetBrains Mono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style:text-outline="false" style:text-line-through-style="none" style:text-line-through-type="none" style:font-name="JetBrains Mono1" fo:font-size="21pt" fo:font-style="normal" fo:text-shadow="none" style:text-underline-style="none" fo:font-weight="normal" style:letter-kerning="true" fo:background-color="transparent" style:font-name-asian="JetBrains Mono1" style:font-size-asian="21pt" style:font-style-asian="normal" style:font-weight-asian="normal" style:font-name-complex="JetBrains Mono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fo:font-weight="bold" style:font-size-asian="22pt" style:font-size-complex="22pt"/>
    </style:style>
    <style:style style:name="T15" style:family="text">
      <style:text-properties fo:font-size="20pt" fo:font-weight="bold" style:font-size-asian="20pt" style:font-size-complex="20pt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JetBrains Mono1" fo:font-size="21pt" fo:font-style="normal" fo:text-shadow="none" style:text-underline-style="none" style:letter-kerning="true" fo:background-color="transparent" style:font-name-asian="JetBrains Mono1" style:font-size-asian="21pt" style:font-style-asian="normal" style:font-name-complex="JetBrains Mono1" style:font-size-complex="21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572cm" svg:x="1.4cm" svg:y="0.628cm" presentation:class="title" presentation:user-transformed="true">
          <draw:text-box>
            <text:p><text:span text:style-name="T1">How to backup a mysql database</text:span></text:p>
          </draw:text-box>
        </draw:frame>
        <draw:frame presentation:style-name="pr2" draw:text-style-name="P4" draw:layer="layout" svg:width="25.199cm" svg:height="13.927cm" svg:x="1cm" svg:y="3cm" presentation:class="subtitle" presentation:user-transformed="true">
          <draw:text-box>
            <text:p><text:span text:style-name="T2">Steps</text:span></text:p>
            <text:p text:style-name="P2">Go to the command line</text:p>
            <text:p text:style-name="P2">Type the following eg</text:p>
            <text:p text:style-name="P2">mysqldump -u <text:span text:style-name="T2">godwin</text:span> -h localhost -p Hospital &gt; <text:span text:style-name="T2">home/godwin/Desktop/Hospital.sql</text:span></text:p>
            <text:p text:style-name="P2">You will be prompted for a password</text:p>
            <text:p text:style-name="P2">Go to Desktop (type cd Desktop)</text:p>
            <text:p text:style-name="P3">Enter the following command to check if the database is available:<text:span text:style-name="T3">ls -lh Hospital.sql</text:span></text:p>
            <text:p text:style-name="P3"/>
            <text:p text:style-name="P2"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5" draw:layer="layout" svg:width="25.199cm" svg:height="2.629cm" svg:x="1.4cm" svg:y="0.628cm" presentation:class="title">
          <draw:text-box>
            <text:p>How to restore a mysql database</text:p>
          </draw:text-box>
        </draw:frame>
        <draw:frame presentation:style-name="pr5" draw:text-style-name="P4" draw:layer="layout" svg:width="25.199cm" svg:height="10.597cm" svg:x="0.001cm" svg:y="2.942cm" presentation:class="subtitle" presentation:user-transformed="true">
          <draw:text-box>
            <text:p><text:span text:style-name="T2"/></text:p>
            <text:p><text:span text:style-name="T2"/></text:p>
            <text:p><text:span text:style-name="T2">Steps</text:span></text:p>
            <text:p text:style-name="P2"><text:span text:style-name="T4">Go to the command line</text:span></text:p>
            <text:p text:style-name="P2"><text:span text:style-name="T4">Type the following eg</text:span></text:p>
            <text:p text:style-name="P2"><text:span text:style-name="T4">mysqldump -u </text:span><text:span text:style-name="T5">godwin</text:span><text:span text:style-name="T4"> -h localhost -p Hospital &lt; </text:span><text:span text:style-name="T5">home/godwin/Desktop/Hospital.sql</text:span></text:p>
            <text:p text:style-name="P2"><text:span text:style-name="T4">You will be prompted for a password</text:span></text:p>
            <text:p text:style-name="P2"><text:span text:style-name="T4">Go to Desktop (type cd Desktop)</text:span></text:p>
            <text:p text:style-name="P2"><text:span text:style-name="T4">Enter the following command to check if the database is available:</text:span><text:span text:style-name="T6">ls -lh Hospital.sql</text:span></text:p>
            <text:p text:style-name="P3"/>
            <text:p text:style-name="P2"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>Connect Mysql to Python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Step1</text:p>
              </text:list-item>
              <text:list-item>
                <text:p>Install Mysql connector by typing the following command</text:p>
              </text:list-item>
              <text:list-item>
                <text:p><text:s/>pip3 install mysql-connector-python-rf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>Connect to Python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p text:style-name="P6"><text:span text:style-name="T7">import </text:span><text:span text:style-name="T8">mysql.connector</text:span><text:span text:style-name="T8"><text:line-break/></text:span><text:span text:style-name="T8">mydb = mysql.connector.connect(</text:span><text:span text:style-name="T9">user</text:span><text:span text:style-name="T8">=</text:span><text:span text:style-name="T10">'godwin'</text:span><text:span text:style-name="T8">, </text:span><text:span text:style-name="T9">password</text:span><text:span text:style-name="T8">=</text:span><text:span text:style-name="T10">'3494'</text:span><text:span text:style-name="T8">, </text:span><text:span text:style-name="T9">host</text:span><text:span text:style-name="T8">=</text:span><text:span text:style-name="T10">'127.0.0.1'</text:span><text:span text:style-name="T8">, </text:span><text:span text:style-name="T9">database</text:span><text:span text:style-name="T8">=</text:span><text:span text:style-name="T10">'Hospital'</text:span><text:span text:style-name="T8">,</text:span><text:span text:style-name="T8"><text:line-break/></text:span><text:span text:style-name="T8"> <text:s text:c="29"/></text:span><text:span text:style-name="T9">auth_plugin</text:span><text:span text:style-name="T8">=</text:span><text:span text:style-name="T10">'mysql_native_password'</text:span><text:span text:style-name="T8">)</text:span><text:span text:style-name="T8"><text:line-break/></text:span><text:span text:style-name="T8">mycursor=mydb.cursor()</text:span><text:span text:style-name="T8"><text:line-break/></text:span><text:span text:style-name="T8">xy=mycursor.execute(</text:span><text:span text:style-name="T10">'Select * from Dentists'</text:span><text:span text:style-name="T11">)</text:span><text:span text:style-name="T11"><text:line-break/></text:span><text:span text:style-name="T12">for </text:span><text:span text:style-name="T11">i </text:span><text:span text:style-name="T12">in </text:span><text:span text:style-name="T11">mycursor:</text:span><text:span text:style-name="T11"><text:line-break/></text:span><text:span text:style-name="T11"> <text:s text:c="3"/></text:span><text:span text:style-name="T13">print</text:span><text:span text:style-name="T11">(i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7" draw:layer="layout" svg:width="25.199cm" svg:height="1.574cm" svg:x="1.4cm" svg:y="0.626cm" presentation:class="title" presentation:user-transformed="true">
          <draw:text-box>
            <text:p><text:span text:style-name="T14">INSERT A RECORD IN TO THE </text:span><text:span text:style-name="T15">TABLES</text:span>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p text:style-name="P6"><text:span text:style-name="T7">import </text:span><text:span text:style-name="T8">mysql.connector</text:span><text:span text:style-name="T8"><text:line-break/></text:span><text:span text:style-name="T8">mydb = mysql.connector.connect(</text:span><text:span text:style-name="T9">user</text:span><text:span text:style-name="T8">=</text:span><text:span text:style-name="T10">'godwin'</text:span><text:span text:style-name="T8">, </text:span><text:span text:style-name="T9">password</text:span><text:span text:style-name="T8">=</text:span><text:span text:style-name="T10">'3494'</text:span><text:span text:style-name="T8">,</text:span><text:span text:style-name="T8"><text:line-break/></text:span><text:span text:style-name="T8"> <text:s text:c="29"/></text:span><text:span text:style-name="T9">host</text:span><text:span text:style-name="T8">=</text:span><text:span text:style-name="T10">'127.0.0.1'</text:span><text:span text:style-name="T8">, </text:span><text:span text:style-name="T9">database</text:span><text:span text:style-name="T8">=</text:span><text:span text:style-name="T10">'Hospital'</text:span><text:span text:style-name="T8">,</text:span><text:span text:style-name="T8"><text:line-break/></text:span><text:span text:style-name="T8"> <text:s text:c="29"/></text:span><text:span text:style-name="T9">auth_plugin</text:span><text:span text:style-name="T8">=</text:span><text:span text:style-name="T10">'mysql_native_password'</text:span><text:span text:style-name="T8">)</text:span><text:span text:style-name="T8"><text:line-break/></text:span><text:span text:style-name="T10"><text:line-break/></text:span><text:span text:style-name="T8">mycursor = mydb.cursor()</text:span><text:span text:style-name="T8"><text:line-break/></text:span><text:span text:style-name="T8"><text:line-break/></text:span><text:span text:style-name="T8">sql = </text:span><text:span text:style-name="T10">"INSERT INTO Dentists <text:s/>VALUES (%s, %s, %s, %s, %s)"</text:span><text:span text:style-name="T10"><text:line-break/></text:span><text:span text:style-name="T8">val = (</text:span><text:span text:style-name="T10">"GDP"</text:span><text:span text:style-name="T8">, </text:span><text:span text:style-name="T10">"Godwin"</text:span><text:span text:style-name="T8">, </text:span><text:span text:style-name="T10">"Dr Dzvapatsva"</text:span><text:span text:style-name="T8">, </text:span><text:span text:style-name="T10">"0735887757"</text:span><text:span text:style-name="T8">, </text:span><text:span text:style-name="T10">"1023450"</text:span><text:span text:style-name="T8">)</text:span><text:span text:style-name="T8"><text:line-break/></text:span><text:span text:style-name="T8">mycursor.execute(sql, val)</text:span><text:span text:style-name="T8"><text:line-break/></text:span><text:span text:style-name="T8"><text:line-break/></text:span><text:span text:style-name="T8">mydb.commit()</text:span><text:span text:style-name="T8"><text:line-break/></text:span><text:span text:style-name="T8"><text:line-break/></text:span><text:span text:style-name="T16">print</text:span><text:span text:style-name="T8">(mycursor.rowcount, </text:span><text:span text:style-name="T10">"record inserted."</text:span><text:span text:style-name="T8">)</text:span><text:span text:style-name="T8"><text:line-break/></text:span><text:span text:style-name="T8">mycursor.execute(</text:span><text:span text:style-name="T10">'Select * from Dentists'</text:span><text:span text:style-name="T11">)</text:span><text:span text:style-name="T11"><text:line-break/></text:span><text:span text:style-name="T12">for </text:span><text:span text:style-name="T11">i </text:span><text:span text:style-name="T12">in </text:span><text:span text:style-name="T11">mycursor:</text:span><text:span text:style-name="T11"><text:line-break/></text:span><text:span text:style-name="T11"> <text:s text:c="3"/></text:span><text:span text:style-name="T13">print</text:span><text:span text:style-name="T11">(i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7" draw:layer="layout" svg:width="25.199cm" svg:height="1.574cm" svg:x="1.4cm" svg:y="0.626cm" presentation:class="title" presentation:user-transformed="true">
          <draw:text-box>
            <text:p><text:span text:style-name="T14">UPDATE A RECORD IN MYSQL TABLE</text:span>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p text:style-name="P6"><text:span text:style-name="T7">import </text:span><text:span text:style-name="T8">mysql.connector</text:span><text:span text:style-name="T8"><text:line-break/></text:span><text:span text:style-name="T8">mydb = mysql.connector.connect(</text:span><text:span text:style-name="T9">user</text:span><text:span text:style-name="T8">=</text:span><text:span text:style-name="T10">'godwin'</text:span><text:span text:style-name="T8">, </text:span><text:span text:style-name="T9">password</text:span><text:span text:style-name="T8">=</text:span><text:span text:style-name="T10">'3494'</text:span><text:span text:style-name="T8">,</text:span><text:span text:style-name="T8"><text:line-break/></text:span><text:span text:style-name="T8"> <text:s text:c="29"/></text:span><text:span text:style-name="T9">host</text:span><text:span text:style-name="T8">=</text:span><text:span text:style-name="T10">'127.0.0.1'</text:span><text:span text:style-name="T8">, </text:span><text:span text:style-name="T9">database</text:span><text:span text:style-name="T8">=</text:span><text:span text:style-name="T10">'Hospital'</text:span><text:span text:style-name="T8">,</text:span><text:span text:style-name="T8"><text:line-break/></text:span><text:span text:style-name="T8"> <text:s text:c="29"/></text:span><text:span text:style-name="T9">auth_plugin</text:span><text:span text:style-name="T8">=</text:span><text:span text:style-name="T10">'mysql_native_password'</text:span><text:span text:style-name="T8">)</text:span><text:span text:style-name="T8"><text:line-break/></text:span><text:span text:style-name="T10"><text:line-break/></text:span><text:span text:style-name="T8">mycursor = mydb.cursor()</text:span><text:span text:style-name="T8"><text:line-break/></text:span><text:span text:style-name="T8"><text:line-break/></text:span><text:span text:style-name="T8">sql = </text:span><text:span text:style-name="T10">"UPDATE Dentists SET Dentist_surname = 'Myberg' WHERE Dentist_names = 'Godwin'"</text:span><text:span text:style-name="T10"><text:line-break/></text:span><text:span text:style-name="T10"><text:line-break/></text:span><text:span text:style-name="T8">mycursor.execute(sql)</text:span><text:span text:style-name="T8"><text:line-break/></text:span><text:span text:style-name="T8"><text:line-break/></text:span><text:span text:style-name="T8">mydb.commit()</text:span><text:span text:style-name="T8"><text:line-break/></text:span><text:span text:style-name="T8"><text:line-break/></text:span><text:span text:style-name="T16">print</text:span><text:span text:style-name="T8">(mycursor.rowcount, </text:span><text:span text:style-name="T10">"record inserted."</text:span><text:span text:style-name="T8">)</text:span><text:span text:style-name="T8"><text:line-break/></text:span><text:span text:style-name="T8">mycursor.execute(</text:span><text:span text:style-name="T10">'Select * from Dentists'</text:span><text:span text:style-name="T11">)</text:span><text:span text:style-name="T11"><text:line-break/></text:span><text:span text:style-name="T12">for </text:span><text:span text:style-name="T11">i </text:span><text:span text:style-name="T12">in </text:span><text:span text:style-name="T11">mycursor:</text:span><text:span text:style-name="T11"><text:line-break/></text:span><text:span text:style-name="T11"> <text:s text:c="3"/></text:span><text:span text:style-name="T13">print</text:span><text:span text:style-name="T11">(i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21:05:05.891027017</meta:creation-date>
    <dc:date>2021-01-09T18:14:00.995813500</dc:date>
    <meta:editing-duration>PT3M56S</meta:editing-duration>
    <meta:editing-cycles>3</meta:editing-cycles>
    <meta:generator>LibreOffice/6.4.6.2$Linux_X86_64 LibreOffice_project/40$Build-2</meta:generator>
    <meta:document-statistic meta:object-count="45"/>
  </office:meta>
</office:document-meta>
</file>